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Myriad Pro Light SemiCond" svg:font-family="'Myriad Pro Light SemiCond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17.59cm" fo:margin-left="0cm" fo:margin-top="0cm" fo:margin-bottom="0cm" table:align="left" style:writing-mode="lr-tb"/>
    </style:style>
    <style:style style:name="Tableau4.A" style:family="table-column">
      <style:table-column-properties style:column-width="2.976cm"/>
    </style:style>
    <style:style style:name="Tableau4.B" style:family="table-column">
      <style:table-column-properties style:column-width="14.614cm"/>
    </style:style>
    <style:style style:name="Tableau4.1" style:family="table-row">
      <style:table-row-properties style:min-row-height="1.369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5" style:family="table-row">
      <style:table-row-properties style:min-row-height="1.371cm" fo:keep-together="auto"/>
    </style:style>
    <style:style style:name="Tableau4" style:family="table">
      <style:table-properties style:width="17.59cm" fo:margin-left="0cm" fo:margin-top="0cm" fo:margin-bottom="0cm" table:align="left" style:writing-mode="lr-tb"/>
    </style:style>
    <style:style style:name="Tableau4.A" style:family="table-column">
      <style:table-column-properties style:column-width="2.976cm"/>
    </style:style>
    <style:style style:name="Tableau4.B" style:family="table-column">
      <style:table-column-properties style:column-width="14.614cm"/>
    </style:style>
    <style:style style:name="Tableau4.1" style:family="table-row">
      <style:table-row-properties style:min-row-height="1.369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5" style:family="table-row">
      <style:table-row-properties style:min-row-height="1.371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1ff1ac" officeooo:paragraph-rsid="001ff1ac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1ff1ac" officeooo:paragraph-rsid="001ff1ac"/>
    </style:style>
    <style:style style:name="P3" style:family="paragraph" style:parent-style-name="Standard">
      <style:paragraph-properties fo:line-height="115%">
        <style:tab-stops/>
      </style:paragraph-properties>
      <style:text-properties style:font-name="Calibri" fo:font-weight="bold" style:letter-kerning="false" style:font-name-asian="Calibri1" style:language-asian="en" style:country-asian="US" style:font-weight-asian="bold" style:font-name-complex="Calibri1" style:font-weight-complex="bold"/>
    </style:style>
    <style:style style:name="P4" style:family="paragraph" style:parent-style-name="Standard">
      <style:paragraph-properties fo:line-height="115%">
        <style:tab-stops/>
      </style:paragraph-properties>
      <style:text-properties style:font-name="Calibri" style:letter-kerning="false" style:font-name-asian="Calibri1" style:language-asian="en" style:country-asian="US" style:font-name-complex="Calibri1"/>
    </style:style>
    <style:style style:name="P5" style:family="paragraph" style:parent-style-name="Standard">
      <style:paragraph-properties fo:line-height="115%">
        <style:tab-stops/>
      </style:paragraph-properties>
    </style:style>
    <style:style style:name="T1" style:family="text">
      <style:text-properties style:font-name="Calibri" fo:font-weight="bold" style:font-weight-asian="bold" style:font-name-complex="Calibri1" style:font-weight-complex="bold"/>
    </style:style>
    <style:style style:name="T2" style:family="text">
      <style:text-properties fo:color="#000000" loext:opacity="100%" style:font-name="Calibri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style:letter-kerning="false" style:font-name-asian="Calibri1" style:language-asian="en" style:country-asian="US" style:font-name-complex="Calibri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Text</text:span><text:bookmark-start text:name="_Toc196812285 Copy 3"/><text:bookmark-start text:name="_Toc150012795 Copy 2"/><text:bookmark-start text:name="_Toc150012911 Copy 2"/><text:bookmark-start text:name="_Toc196812288 Copy 2"/><text:bookmark-start text:name="_Toc196812287 Copy 2"/><text:bookmark-start text:name="_Toc136855024 Copy 2"/><text:bookmark-start text:name="_Toc136855213 Copy 2"/><text:bookmark-start text:name="_Toc136855025 Copy 2"/><text:bookmark-start text:name="_Toc136855214 Copy 2"/><text:bookmark-start text:name="_Toc136855026 Copy 2"/><text:bookmark-start text:name="_Toc136855215 Copy 2"/><text:bookmark-start text:name="_Toc136590414 Copy 2"/><text:bookmark-start text:name="_Toc136855027 Copy 2"/><text:bookmark-start text:name="_Toc136855216 Copy 2"/><text:bookmark-start text:name="_Toc136855023 Copy 2"/><text:bookmark-start text:name="_Toc136855212 Copy 2"/><text:bookmark-start text:name="_Toc196812285 Copy 2"/><text:bookmark-start text:name="_Toc150012911 Copy 1"/><text:bookmark-start text:name="_Toc150012795 Copy 1"/><text:bookmark-start text:name="_Toc196812288 Copy 1"/><text:bookmark-start text:name="_Toc196812287 Copy 1"/><text:bookmark-start text:name="_Toc136855023 Copy 1"/><text:bookmark-start text:name="_Toc136855212 Copy 1"/><text:bookmark-start text:name="_Toc136855024 Copy 1"/><text:bookmark-start text:name="_Toc136855213 Copy 1"/><text:bookmark-start text:name="_Toc136855214 Copy 1"/><text:bookmark-start text:name="_Toc136855026 Copy 1"/><text:bookmark-start text:name="_Toc136855215 Copy 1"/><text:bookmark-start text:name="_Toc136590414 Copy 1"/><text:bookmark-start text:name="_Toc136855027 Copy 1"/><text:bookmark-start text:name="_Toc136855216 Copy 1"/><text:bookmark-start text:name="_Toc136855025 Copy 1"/><text:bookmark-start text:name="_Toc196812285 Copy 1"/><text:bookmark-start text:name="_Toc150012911"/><text:bookmark-start text:name="_Toc150012795"/><text:bookmark-start text:name="_Toc196812288"/><text:bookmark-start text:name="_Toc196812287"/><text:bookmark-start text:name="_Toc136855212"/><text:bookmark-start text:name="_Toc136855024"/><text:bookmark-start text:name="_Toc136855213"/><text:bookmark-start text:name="_Toc136855214"/><text:bookmark-start text:name="_Toc136855026"/><text:bookmark-start text:name="_Toc136855215"/><text:bookmark-start text:name="_Toc136590414"/><text:bookmark-start text:name="_Toc136855027"/><text:bookmark-start text:name="_Toc136855216"/><text:bookmark-start text:name="_Toc136855025"/><text:bookmark-start text:name="_Toc136855023"/><text:bookmark-start text:name="_Toc196812285"/><text:bookmark-start text:name="__DdeLink__2753_2207937968"/></text:p>
      <text:p text:style-name="P2" loext:marker-style-name="T3"><draw:frame draw:style-name="fr1" draw:name="Cadre4" text:anchor-type="paragraph" svg:x="-0.018cm" svg:y="-0.129cm" svg:width="17.59cm" draw:z-index="0" loext:may-break-between-pages="true"><draw:text-box fo:min-height="0.041cm"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3"/></table:table-cell><table:table-cell table:style-name="Tableau4.A1" office:value-type="string"><text:p text:style-name="P4"/></table:table-cell></table:table-row><table:table-row table:style-name="Tableau4.1"><table:table-cell table:style-name="Tableau4.A1" office:value-type="string"><text:p text:style-name="P3"/></table:table-cell><table:table-cell table:style-name="Tableau4.A1" office:value-type="string"><text:p text:style-name="P5"><text:span text:style-name="T4"/></text:p></table:table-cell></table:table-row><table:table-row table:style-name="Tableau4.1"><table:table-cell table:style-name="Tableau4.A1" office:value-type="string"><text:p text:style-name="P3"/></table:table-cell><table:table-cell table:style-name="Tableau4.A1" office:value-type="string"><text:p text:style-name="P5"><text:span text:style-name="T4"/></text:p></table:table-cell></table:table-row><table:table-row table:style-name="Tableau4.1"><table:table-cell table:style-name="Tableau4.A1" office:value-type="string"><text:p text:style-name="P3"/></table:table-cell><table:table-cell table:style-name="Tableau4.A1" office:value-type="string"><text:p text:style-name="P4"/></table:table-cell></table:table-row><table:table-row table:style-name="Tableau4.5"><table:table-cell table:style-name="Tableau4.A1" office:value-type="string"><text:p text:style-name="P3"/></table:table-cell><table:table-cell table:style-name="Tableau4.A1" office:value-type="string"><text:p text:style-name="P4"/></table:table-cell></table:table-row></table:table></draw:text-box></draw:frame><text:bookmark-end text:name="_Toc196812285 Copy 3"/><text:bookmark-end text:name="_Toc150012795 Copy 2"/><text:bookmark-end text:name="_Toc150012911 Copy 2"/><text:bookmark-end text:name="_Toc196812288 Copy 2"/><text:bookmark-end text:name="_Toc196812287 Copy 2"/><text:bookmark-end text:name="_Toc136855024 Copy 2"/><text:bookmark-end text:name="_Toc136855213 Copy 2"/><text:bookmark-end text:name="_Toc136855025 Copy 2"/><text:bookmark-end text:name="_Toc136855214 Copy 2"/><text:bookmark-end text:name="_Toc136855026 Copy 2"/><text:bookmark-end text:name="_Toc136855215 Copy 2"/><text:bookmark-end text:name="_Toc136590414 Copy 2"/><text:bookmark-end text:name="_Toc136855027 Copy 2"/><text:bookmark-end text:name="_Toc136855216 Copy 2"/><text:bookmark-end text:name="_Toc136855023 Copy 2"/><text:bookmark-end text:name="_Toc136855212 Copy 2"/><text:bookmark-end text:name="_Toc196812285 Copy 2"/><text:bookmark-end text:name="_Toc150012911 Copy 1"/><text:bookmark-end text:name="_Toc150012795 Copy 1"/><text:bookmark-end text:name="_Toc196812288 Copy 1"/><text:bookmark-end text:name="_Toc196812287 Copy 1"/><text:bookmark-end text:name="_Toc136855023 Copy 1"/><text:bookmark-end text:name="_Toc136855212 Copy 1"/><text:bookmark-end text:name="_Toc136855024 Copy 1"/><text:bookmark-end text:name="_Toc136855213 Copy 1"/><text:bookmark-end text:name="_Toc136855214 Copy 1"/><text:bookmark-end text:name="_Toc136855026 Copy 1"/><text:bookmark-end text:name="_Toc136855215 Copy 1"/><text:bookmark-end text:name="_Toc136590414 Copy 1"/><text:bookmark-end text:name="_Toc136855027 Copy 1"/><text:bookmark-end text:name="_Toc136855216 Copy 1"/><text:bookmark-end text:name="_Toc136855025 Copy 1"/><text:bookmark-end text:name="_Toc196812285 Copy 1"/><text:bookmark-end text:name="_Toc150012911"/><text:bookmark-end text:name="_Toc150012795"/><text:bookmark-end text:name="_Toc196812288"/><text:bookmark-end text:name="_Toc196812287"/><text:bookmark-end text:name="_Toc136855212"/><text:bookmark-end text:name="_Toc136855024"/><text:bookmark-end text:name="_Toc136855213"/><text:bookmark-end text:name="_Toc136855214"/><text:bookmark-end text:name="_Toc136855026"/><text:bookmark-end text:name="_Toc136855215"/><text:bookmark-end text:name="_Toc136590414"/><text:bookmark-end text:name="_Toc136855027"/><text:bookmark-end text:name="_Toc136855216"/><text:bookmark-end text:name="_Toc136855025"/><text:bookmark-end text:name="_Toc136855023"/><text:bookmark-end text:name="_Toc196812285"/><text:bookmark-end text:name="__DdeLink__2753_2207937968"/>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Myriad Pro Light SemiCond" svg:font-family="'Myriad Pro Light SemiCond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libri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261" style:display-name="ListLabel 261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58" style:display-name="ListLabel 258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5" style:display-name="ListLabel 255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/>
    <style:style style:name="ListLabel_20_251" style:display-name="ListLabel 251" style:family="text"/>
    <style:style style:name="ListLabel_20_250" style:display-name="ListLabel 250" style:family="text"/>
    <style:style style:name="ListLabel_20_249" style:display-name="ListLabel 249" style:family="text"/>
    <style:style style:name="ListLabel_20_248" style:display-name="ListLabel 248" style:family="text"/>
    <style:style style:name="ListLabel_20_247" style:display-name="ListLabel 247" style:family="text"/>
    <style:style style:name="ListLabel_20_246" style:display-name="ListLabel 246" style:family="text"/>
    <style:style style:name="ListLabel_20_245" style:display-name="ListLabel 245" style:family="text"/>
    <style:style style:name="ListLabel_20_244" style:display-name="ListLabel 244" style:family="text"/>
    <style:style style:name="ListLabel_20_243" style:display-name="ListLabel 243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0" style:display-name="ListLabel 240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7" style:display-name="ListLabel 237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1" style:display-name="ListLabel 231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28" style:display-name="ListLabel 228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2" style:display-name="ListLabel 222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19" style:display-name="ListLabel 219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/>
    <style:style style:name="ListLabel_20_215" style:display-name="ListLabel 215" style:family="text"/>
    <style:style style:name="ListLabel_20_214" style:display-name="ListLabel 214" style:family="text"/>
    <style:style style:name="ListLabel_20_213" style:display-name="ListLabel 213" style:family="text"/>
    <style:style style:name="ListLabel_20_212" style:display-name="ListLabel 212" style:family="text"/>
    <style:style style:name="ListLabel_20_211" style:display-name="ListLabel 211" style:family="text"/>
    <style:style style:name="ListLabel_20_210" style:display-name="ListLabel 210" style:family="text"/>
    <style:style style:name="ListLabel_20_209" style:display-name="ListLabel 209" style:family="text"/>
    <style:style style:name="ListLabel_20_208" style:display-name="ListLabel 208" style:family="text"/>
    <style:style style:name="ListLabel_20_207" style:display-name="ListLabel 207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198" style:display-name="ListLabel 198" style:family="text"/>
    <style:style style:name="ListLabel_20_197" style:display-name="ListLabel 197" style:family="text"/>
    <style:style style:name="ListLabel_20_196" style:display-name="ListLabel 196" style:family="text"/>
    <style:style style:name="ListLabel_20_195" style:display-name="ListLabel 195" style:family="text"/>
    <style:style style:name="ListLabel_20_194" style:display-name="ListLabel 194" style:family="text"/>
    <style:style style:name="ListLabel_20_193" style:display-name="ListLabel 193" style:family="text"/>
    <style:style style:name="ListLabel_20_192" style:display-name="ListLabel 192" style:family="text"/>
    <style:style style:name="ListLabel_20_191" style:display-name="ListLabel 191" style:family="text"/>
    <style:style style:name="ListLabel_20_190" style:display-name="ListLabel 190" style:family="text"/>
    <style:style style:name="ListLabel_20_189" style:display-name="ListLabel 189" style:family="text"/>
    <style:style style:name="ListLabel_20_188" style:display-name="ListLabel 188" style:family="text"/>
    <style:style style:name="ListLabel_20_187" style:display-name="ListLabel 187" style:family="text"/>
    <style:style style:name="ListLabel_20_186" style:display-name="ListLabel 186" style:family="text"/>
    <style:style style:name="ListLabel_20_185" style:display-name="ListLabel 185" style:family="text"/>
    <style:style style:name="ListLabel_20_184" style:display-name="ListLabel 184" style:family="text"/>
    <style:style style:name="ListLabel_20_183" style:display-name="ListLabel 183" style:family="text"/>
    <style:style style:name="ListLabel_20_182" style:display-name="ListLabel 182" style:family="text"/>
    <style:style style:name="ListLabel_20_181" style:display-name="ListLabel 181" style:family="text"/>
    <style:style style:name="ListLabel_20_180" style:display-name="ListLabel 180" style:family="text"/>
    <style:style style:name="ListLabel_20_179" style:display-name="ListLabel 179" style:family="text"/>
    <style:style style:name="ListLabel_20_178" style:display-name="ListLabel 178" style:family="text"/>
    <style:style style:name="ListLabel_20_177" style:display-name="ListLabel 177" style:family="text"/>
    <style:style style:name="ListLabel_20_176" style:display-name="ListLabel 176" style:family="text"/>
    <style:style style:name="ListLabel_20_175" style:display-name="ListLabel 175" style:family="text"/>
    <style:style style:name="ListLabel_20_174" style:display-name="ListLabel 174" style:family="text"/>
    <style:style style:name="ListLabel_20_173" style:display-name="ListLabel 173" style:family="text"/>
    <style:style style:name="ListLabel_20_172" style:display-name="ListLabel 172" style:family="text"/>
    <style:style style:name="ListLabel_20_171" style:display-name="ListLabel 171" style:family="text"/>
    <style:style style:name="ListLabel_20_170" style:display-name="ListLabel 170" style:family="text"/>
    <style:style style:name="ListLabel_20_169" style:display-name="ListLabel 169" style:family="text"/>
    <style:style style:name="ListLabel_20_168" style:display-name="ListLabel 168" style:family="text"/>
    <style:style style:name="ListLabel_20_167" style:display-name="ListLabel 167" style:family="text"/>
    <style:style style:name="ListLabel_20_166" style:display-name="ListLabel 166" style:family="text"/>
    <style:style style:name="ListLabel_20_165" style:display-name="ListLabel 165" style:family="text"/>
    <style:style style:name="ListLabel_20_164" style:display-name="ListLabel 164" style:family="text"/>
    <style:style style:name="ListLabel_20_163" style:display-name="ListLabel 163" style:family="text"/>
    <style:style style:name="ListLabel_20_162" style:display-name="ListLabel 162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3" style:display-name="ListLabel 153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0" style:display-name="ListLabel 150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7" style:display-name="ListLabel 147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4" style:display-name="ListLabel 144" style:family="text"/>
    <style:style style:name="ListLabel_20_143" style:display-name="ListLabel 143" style:family="text"/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/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/>
    <style:style style:name="ListLabel_20_136" style:display-name="ListLabel 136" style:family="text"/>
    <style:style style:name="ListLabel_20_135" style:display-name="ListLabel 135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2" style:display-name="ListLabel 132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29" style:display-name="ListLabel 129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6" style:display-name="ListLabel 126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3" style:display-name="ListLabel 123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0" style:display-name="ListLabel 120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4" style:display-name="ListLabel 114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1" style:display-name="ListLabel 111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08" style:display-name="ListLabel 108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5" style:display-name="ListLabel 105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2" style:display-name="ListLabel 102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99" style:display-name="ListLabel 99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6" style:display-name="ListLabel 96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3" style:display-name="ListLabel 93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0" style:display-name="ListLabel 90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7" style:display-name="ListLabel 87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4" style:display-name="ListLabel 84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family-generic="roman" style:font-pitch="variable" fo:font-size="10pt" style:font-size-asian="10pt"/>
    </style:style>
    <style:style style:name="ListLabel_20_80" style:display-name="ListLabel 80" style:family="text">
      <style:text-properties style:font-name="Calibri" fo:font-family="Calibri" style:font-family-generic="roman" style:font-pitch="variable" fo:font-size="10pt" style:font-size-asian="10pt"/>
    </style:style>
    <style:style style:name="ListLabel_20_79" style:display-name="ListLabel 79" style:family="text">
      <style:text-properties style:font-name="Calibri" fo:font-family="Calibri" style:font-family-generic="roman" style:font-pitch="variable" fo:font-size="10pt" style:font-size-asian="10pt"/>
    </style:style>
    <style:style style:name="ListLabel_20_78" style:display-name="ListLabel 78" style:family="text">
      <style:text-properties style:font-name="Calibri" fo:font-family="Calibri" style:font-family-generic="roman" style:font-pitch="variable" fo:font-size="10pt" style:font-size-asian="10pt"/>
    </style:style>
    <style:style style:name="ListLabel_20_77" style:display-name="ListLabel 77" style:family="text">
      <style:text-properties style:font-name="Calibri" fo:font-family="Calibri" style:font-family-generic="roman" style:font-pitch="variable" fo:font-size="10pt" style:font-size-asian="10pt"/>
    </style:style>
    <style:style style:name="ListLabel_20_76" style:display-name="ListLabel 76" style:family="text">
      <style:text-properties style:font-name="Calibri" fo:font-family="Calibri" style:font-family-generic="roman" style:font-pitch="variable" fo:font-size="10pt" style:font-size-asian="10pt"/>
    </style:style>
    <style:style style:name="ListLabel_20_75" style:display-name="ListLabel 75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style:font-name="Calibri" fo:font-family="Calibri" style:font-family-generic="roman" style:font-pitch="variable"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3" style:display-name="ListLabel 63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0" style:display-name="ListLabel 60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7" style:display-name="ListLabel 57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4" style:display-name="ListLabel 54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1" style:display-name="ListLabel 51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48" style:display-name="ListLabel 48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6" style:display-name="ListLabel 6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s2" style:family="text">
      <style:text-properties fo:color="#0092d1" loext:opacity="100%" style:font-name="Helvetica" fo:font-family="Helvetica" style:font-family-generic="roman" style:font-pitch="variable" fo:font-size="19pt" style:font-size-asian="19pt" style:font-size-complex="19pt"/>
    </style:style>
    <style:style style:name="s1" style:family="text">
      <style:text-properties fo:color="#0092d1" loext:opacity="100%" style:font-name="Helvetica" fo:font-family="Helvetica" style:font-family-generic="roman" style:font-pitch="variable" fo:font-size="9pt" style:font-size-asian="9pt" style:font-size-complex="9pt"/>
    </style:style>
    <style:style style:name="Nicht_20_aufgelöste_20_Erwähnung9" style:display-name="Nicht aufgelöste Erwähnung9" style:family="text">
      <style:text-properties fo:color="#605e5c" loext:opacity="100%" fo:background-color="#e1dfdd"/>
    </style:style>
    <style:style style:name="Nicht_20_aufgelöste_20_Erwähnung8" style:display-name="Nicht aufgelöste Erwähnung8" style:family="text">
      <style:text-properties fo:color="#605e5c" loext:opacity="100%" fo:background-color="#e1dfdd"/>
    </style:style>
    <style:style style:name="Nicht_20_aufgelöste_20_Erwähnung7" style:display-name="Nicht aufgelöste Erwähnung7" style:family="text">
      <style:text-properties fo:color="#605e5c" loext:opacity="100%" fo:background-color="#e1dfdd"/>
    </style:style>
    <style:style style:name="Nicht_20_aufgelöste_20_Erwähnung6" style:display-name="Nicht aufgelöste Erwähnung6" style:family="text">
      <style:text-properties fo:color="#605e5c" loext:opacity="100%" fo:background-color="#e1dfdd"/>
    </style:style>
    <style:style style:name="Nicht_20_aufgelöste_20_Erwähnung5" style:display-name="Nicht aufgelöste Erwähnung5" style:family="text">
      <style:text-properties fo:color="#605e5c" loext:opacity="100%" fo:background-color="#e1dfdd"/>
    </style:style>
    <style:style style:name="Citavi_20_Bibliography_20_Entry_20_Zchn" style:display-name="Citavi Bibliography Entry Zchn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latn" style:family="text"/>
    <style:style style:name="grek" style:family="text"/>
    <style:style style:name="mw-headline" style:family="text"/>
    <style:style style:name="doclayoutpermalinkitemlink" style:family="text"/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Footnote_20_Characters" style:display-name="Footnote Characters" style:family="text">
      <style:text-properties style:text-position="super 58%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/>
    </style:style>
    <style:style style:name="a-list-item" style:family="text"/>
    <style:style style:name="A2" style:family="text">
      <style:text-properties fo:color="#000000" loext:opacity="100%" fo:font-size="7pt" fo:font-weight="bold" style:font-size-asian="7pt" style:font-weight-asian="bold" style:font-name-complex="Myriad Pro Light SemiCond" style:font-family-complex="'Myriad Pro Light SemiCond'" style:font-family-generic-complex="system" style:font-pitch-complex="variable" style:font-size-complex="7pt" style:font-weight-complex="bold"/>
    </style:style>
    <style:style style:name="Nicht_20_aufgelöste_20_Erwähnung4" style:display-name="Nicht aufgelöste Erwähnung4" style:family="text">
      <style:text-properties fo:color="#605e5c" loext:opacity="100%" fo:background-color="#e1dfdd"/>
    </style:style>
    <style:style style:name="Nicht_20_aufgelöste_20_Erwähnung3" style:display-name="Nicht aufgelöste Erwähnung3" style:family="text">
      <style:text-properties fo:color="#605e5c" loext:opacity="100%" fo:background-color="#e1dfdd"/>
    </style:style>
    <style:style style:name="Plain_20_Text_20_Char" style:display-name="Plain Text Char" style:family="text">
      <style:text-properties style:font-name="Calibri" fo:font-family="Calibri" style:font-family-generic="roman" style:font-pitch="variable" style:font-size-complex="10.5pt"/>
    </style:style>
    <style:style style:name="Nicht_20_aufgelöste_20_Erwähnung2" style:display-name="Nicht aufgelöste Erwähnung2" style:family="text">
      <style:text-properties fo:color="#605e5c" loext:opacity="100%" fo:background-color="#e1dfdd"/>
    </style:style>
    <style:style style:name="Titel1" style:family="text"/>
    <style:style style:name="label" style:family="text"/>
    <style:style style:name="docsum-pmid" style:family="text"/>
    <style:style style:name="citation-part" style:family="text"/>
    <style:style style:name="docsum-journal-citation" style:family="text"/>
    <style:style style:name="docsum-authors" style:family="text"/>
    <style:style style:name="author" style:family="text"/>
    <style:style style:name="nobr" style:family="text"/>
    <style:style style:name="publisherprop" style:family="text"/>
    <style:style style:name="apple-converted-space" style:family="text"/>
    <style:style style:name="Nicht_20_aufgelöste_20_Erwähnung1" style:display-name="Nicht aufgelöste Erwähnung1" style:family="text">
      <style:text-properties fo:color="#605e5c" loext:opacity="100%" fo:background-color="#e1dfdd"/>
    </style:style>
    <style:style style:name="EndNote_20_Bibliography_20_Zchn" style:display-name="EndNote Bibliography Zchn" style:family="tex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de" style:country-asian="DE" style:font-name-complex="Calibri1" style:font-family-complex="Calibri" style:font-family-generic-complex="system" style:font-pitch-complex="variable" style:font-size-complex="12pt" style:language-complex="en" style:country-complex="US"/>
    </style:style>
    <style:style style:name="EndNote_20_Bibliography_20_Title_20_Zchn" style:display-name="EndNote Bibliography Title Zchn" style:family="tex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de" style:country-asian="DE" style:font-name-complex="Calibri1" style:font-family-complex="Calibri" style:font-family-generic-complex="system" style:font-pitch-complex="variable" style:font-size-complex="12pt" style:language-complex="en" style:country-complex="US"/>
    </style:style>
    <style:style style:name="Heading_20_9_20_Char" style:display-name="Heading 9 Char" style:family="text">
      <style:text-properties fo:color="#272727" loext:opacity="100%" style:font-name="Calibri Light" fo:font-family="'Calibri Light'" style:font-family-generic="roman" style:font-pitch="variable" fo:font-size="10.5pt" fo:font-style="italic" style:font-name-asian="0" style:font-family-asian="0" style:font-family-generic-asian="system" style:font-pitch-asian="variable" style:font-size-asian="10.5pt" style:language-asian="de" style:country-asian="DE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Heading_20_8_20_Char" style:display-name="Heading 8 Char" style:family="text">
      <style:text-properties fo:color="#272727" loext:opacity="100%" style:font-name="Calibri Light" fo:font-family="'Calibri Light'" style:font-family-generic="roman" style:font-pitch="variable" fo:font-size="10.5pt" style:font-name-asian="0" style:font-family-asian="0" style:font-family-generic-asian="system" style:font-pitch-asian="variable" style:font-size-asian="10.5pt" style:language-asian="de" style:country-asian="DE" style:font-name-complex="Times New Roman1" style:font-family-complex="'Times New Roman'" style:font-family-generic-complex="system" style:font-pitch-complex="variable" style:font-size-complex="10.5pt"/>
    </style:style>
    <style:style style:name="Heading_20_7_20_Char" style:display-name="Heading 7 Char" style:family="text">
      <style:text-properties fo:color="#1f4d78" loext:opacity="100%" style:font-name="Calibri Light" fo:font-family="'Calibri Light'" style:font-family-generic="roman" style:font-pitch="variable" fo:font-size="12pt" fo:font-style="italic" style:font-name-asian="0" style:font-family-asian="0" style:font-family-generic-asian="system" style:font-pitch-asian="variable" style:font-size-asian="12pt" style:language-asian="de" style:country-asian="DE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6_20_Char" style:display-name="Heading 6 Char" style:family="text">
      <style:text-properties fo:color="#1f4d78" loext:opacity="100%" style:font-name="Calibri Light" fo:font-family="'Calibri Light'" style:font-family-generic="roman" style:font-pitch="variable" fo:font-size="12pt" style:font-name-asian="0" style:font-family-asian="0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Heading_20_5_20_Char" style:display-name="Heading 5 Char" style:family="text">
      <style:text-properties fo:color="#2e74b5" loext:opacity="100%" style:font-name="Calibri Light" fo:font-family="'Calibri Light'" style:font-family-generic="roman" style:font-pitch="variable" fo:font-size="12pt" style:font-name-asian="0" style:font-family-asian="0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>
      <style:text-properties fo:color="#2e74b5" loext:opacity="100%" style:font-name="Calibri Light" fo:font-family="'Calibri Light'" style:font-family-generic="roman" style:font-pitch="variable" fo:font-size="12pt" fo:font-style="italic" style:font-name-asian="0" style:font-family-asian="0" style:font-family-generic-asian="system" style:font-pitch-asian="variable" style:font-size-asian="12pt" style:language-asian="de" style:country-asian="DE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loext:opacity="100%" style:font-name="Calibri Light" fo:font-family="'Calibri Light'" style:font-family-generic="roman" style:font-pitch="variable" fo:font-size="12pt" style:font-name-asian="0" style:font-family-asian="0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>
      <style:text-properties fo:color="#2e74b5" loext:opacity="100%" style:font-name="Calibri Light" fo:font-family="'Calibri Light'" style:font-family-generic="roman" style:font-pitch="variable" fo:font-size="16pt" style:font-name-asian="0" style:font-family-asian="0" style:font-family-generic-asian="system" style:font-pitch-asian="variable" style:font-size-asian="16pt" style:language-asian="de" style:country-asian="DE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3pt" style:font-name-asian="0" style:font-family-asian="0" style:font-family-generic-asian="system" style:font-pitch-asian="variable" style:font-size-asian="13pt" style:language-asian="de" style:country-asian="DE" style:font-name-complex="Times New Roman1" style:font-family-complex="'Times New Roman'" style:font-family-generic-complex="system" style:font-pitch-complex="variable" style:font-size-complex="13pt"/>
    </style:style>
    <style:style style:name="markedcontent" style:family="text"/>
    <style:style style:name="Endnote_20_Characters" style:display-name="End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4:16:51.649442996</meta:creation-date>
    <meta:editing-duration>PT1M25S</meta:editing-duration>
    <meta:editing-cycles>2</meta:editing-cycles>
    <meta:generator>LibreOfficeDev/26.2.0.0.alpha0$Linux_X86_64 LibreOffice_project/2a12c4dc1a9eff37f39d914079fac17793b43cb8</meta:generator>
    <dc:date>2025-11-03T14:17:05.680516629</dc:date>
    <meta:document-statistic meta:table-count="1" meta:image-count="0" meta:object-count="0" meta:page-count="1" meta:paragraph-count="2" meta:word-count="2" meta:character-count="8" meta:non-whitespace-character-count="8"/>
  </office:meta>
</office:document-meta>
</file>